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52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28in"/>
    </style:style>
    <style:style style:name="co8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table:style-name="Default" table:number-columns-repeated="4"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oof opening sequen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/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UNLOCKED_AND_LIF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*8+[.C3]*4+[.D3]*2+[.E3]*1" office:value-type="float" office:value="2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RAIS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8+[.C4]*4+[.D4]*2+[.E4]*1" office:value-type="float" office:value="6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ALL_U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*8+[.C5]*4+[.D5]*2+[.E5]*1" office:value-type="float" office:value="14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UNLOCK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8+[.C6]*4+[.D6]*2+[.E6]*1" office:value-type="float" office:value="12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OP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*8+[.C7]*4+[.D7]*2+[.E7]*1" office:value-type="float" office:value="13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LOWE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*8+[.C8]*4+[.D8]*2+[.E8]*1" office:value-type="float" office:value="5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IN_COMPAR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*8+[.C9]*4+[.D9]*2+[.E9]*1" office:value-type="float" office:value="1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CLOSING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]*8+[.C10]*4+[.D10]*2+[.E10]*1" office:value-type="float" office:value="0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LOCKED_STOW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*8+[.C11]*4+[.D11]*2+[.E11]*1" office:value-type="float" office:value="2" calcext:value-type="float">
            <text:p/>
          </table:table-cell>
          <table:table-cell table:number-columns-repeated="2" office:value-type="string" calcext:value-type="string">
            <text:p>STOP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oof Closing sequenc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VER_LOCKED_STOW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*8+[.C16]*4+[.D16]*2+[.E16]*1" office:value-type="float" office:value="2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UNLOCKED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7]*8+[.C17]*4+[.D17]*2+[.E17]*1" office:value-type="float" office:value="0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OPEN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*8+[.C18]*4+[.D18]*2+[.E18]*1" office:value-type="float" office:value="1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SING_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9]*8+[.C19]*4+[.D19]*2+[.E19]*1" office:value-type="float" office:value="5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ALL_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*8+[.C20]*4+[.D20]*2+[.E20]*1" office:value-type="float" office:value="13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VER_CLOS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]*8+[.C21]*4+[.D21]*2+[.E21]*1" office:value-type="float" office:value="12" calcext:value-type="float">
            <text:p/>
          </table:table-cell>
          <table:table-cell office:value-type="string" calcext:value-type="string">
            <text:p>STOP</text:p>
          </table:table-cell>
          <table:table-cell table:style-name="ce5"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LOCK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]*8+[.C22]*4+[.D22]*2+[.E22]*1" office:value-type="float" office:value="14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LOWE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*8+[.C23]*4+[.D23]*2+[.E23]*1" office:value-type="float" office:value="6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*8+[.C24]*4+[.D24]*2+[.E24]*1" office:value-type="float" office:value="2" calcext:value-type="float">
            <text:p/>
          </table:table-cell>
          <table:table-cell table:number-columns-repeated="2"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LOCKED_ON_FRAME</text:p>
          </table:table-cell>
          <table:table-cell table:style-name="Default" table:number-columns-repeated="4"/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K</text:p>
          </table:table-cell>
          <table:table-cell table:style-name="Default"/>
          <table:table-cell office:value-type="string" calcext:value-type="string">
            <text:p>OK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22:04:08.147789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2:46:34.712919919</meta:creation-date>
    <dc:date>2016-07-05T02:53:17.350505457</dc:date>
    <meta:editing-duration>PT3H44M26S</meta:editing-duration>
    <meta:editing-cycles>19</meta:editing-cycles>
    <meta:generator>LibreOffice/4.2.3.3$Linux_x86 LibreOffice_project/420m0$Build-3</meta:generator>
    <meta:document-statistic meta:table-count="1" meta:cell-count="156" meta:object-count="0"/>
  </office:meta>
</office:document-meta>
</file>